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paragraph-rsid="0017c51e"/>
    </style:style>
    <style:style style:name="P12" style:family="paragraph" style:parent-style-name="Standard">
      <style:text-properties officeooo:paragraph-rsid="00166acd"/>
    </style:style>
    <style:style style:name="P13" style:family="paragraph" style:parent-style-name="Standard">
      <style:text-properties officeooo:rsid="00162ac1" officeooo:paragraph-rsid="007b24e2"/>
    </style:style>
    <style:style style:name="P14" style:family="paragraph" style:parent-style-name="Standard">
      <style:text-properties officeooo:rsid="0082920a" officeooo:paragraph-rsid="0082920a"/>
    </style:style>
    <style:style style:name="P15" style:family="paragraph" style:parent-style-name="Standard">
      <style:text-properties officeooo:rsid="00d9e547" officeooo:paragraph-rsid="00d9e547"/>
    </style:style>
    <style:style style:name="P16" style:family="paragraph" style:parent-style-name="Standard">
      <style:text-properties officeooo:rsid="00e33af8" officeooo:paragraph-rsid="012a8d4c"/>
    </style:style>
    <style:style style:name="P17" style:family="paragraph" style:parent-style-name="Standard">
      <style:text-properties officeooo:rsid="00e33af8" officeooo:paragraph-rsid="013793b2"/>
    </style:style>
    <style:style style:name="P18" style:family="paragraph" style:parent-style-name="Standard">
      <style:text-properties officeooo:rsid="00e33af8" officeooo:paragraph-rsid="013a13ab"/>
    </style:style>
    <style:style style:name="P19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0" style:family="paragraph" style:parent-style-name="Standard">
      <style:text-properties officeooo:rsid="00462bf3" officeooo:paragraph-rsid="00462bf3"/>
    </style:style>
    <style:style style:name="P21" style:family="paragraph" style:parent-style-name="Standard">
      <style:text-properties officeooo:rsid="01240beb" officeooo:paragraph-rsid="01240beb"/>
    </style:style>
    <style:style style:name="P22" style:family="paragraph" style:parent-style-name="Standard">
      <style:text-properties officeooo:paragraph-rsid="012a8d4c"/>
    </style:style>
    <style:style style:name="P23" style:family="paragraph" style:parent-style-name="Standard">
      <style:text-properties officeooo:rsid="0134126d" officeooo:paragraph-rsid="0134126d"/>
    </style:style>
    <style:style style:name="P24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28" style:family="paragraph" style:parent-style-name="Standard" style:list-style-name="L1">
      <style:text-properties officeooo:rsid="013a13ab" officeooo:paragraph-rsid="013ff7b0"/>
    </style:style>
    <style:style style:name="P29" style:family="paragraph" style:parent-style-name="Standard" style:list-style-name="L6">
      <style:text-properties officeooo:rsid="013793b2" officeooo:paragraph-rsid="013793b2"/>
    </style:style>
    <style:style style:name="P30" style:family="paragraph" style:parent-style-name="Standard" style:list-style-name="L1">
      <style:text-properties officeooo:rsid="013842d7" officeooo:paragraph-rsid="013842d7"/>
    </style:style>
    <style:style style:name="P31" style:family="paragraph" style:parent-style-name="Standard" style:list-style-name="L1">
      <style:text-properties officeooo:rsid="00e33af8" officeooo:paragraph-rsid="012a8d4c"/>
    </style:style>
    <style:style style:name="P32" style:family="paragraph" style:parent-style-name="Standard" style:list-style-name="L2">
      <style:text-properties officeooo:rsid="008140de" officeooo:paragraph-rsid="00d8f386"/>
    </style:style>
    <style:style style:name="P33" style:family="paragraph" style:parent-style-name="Standard" style:list-style-name="L2">
      <style:text-properties officeooo:rsid="00c530ef" officeooo:paragraph-rsid="00c530ef"/>
    </style:style>
    <style:style style:name="P34" style:family="paragraph" style:parent-style-name="Standard" style:list-style-name="L3">
      <style:text-properties officeooo:rsid="013bd5a0" officeooo:paragraph-rsid="013bd5a0"/>
    </style:style>
    <style:style style:name="P35" style:family="paragraph" style:parent-style-name="Standard" style:list-style-name="L2">
      <style:text-properties officeooo:rsid="00b59dbd" officeooo:paragraph-rsid="00c504b5"/>
    </style:style>
    <style:style style:name="P36" style:family="paragraph" style:parent-style-name="Standard" style:list-style-name="L4">
      <style:text-properties officeooo:rsid="0142fda5" officeooo:paragraph-rsid="0142fda5"/>
    </style:style>
    <style:style style:name="P37" style:family="paragraph" style:parent-style-name="Standard" style:list-style-name="L5">
      <style:text-properties officeooo:rsid="00dccbd5" officeooo:paragraph-rsid="00dccbd5"/>
    </style:style>
    <style:style style:name="P38" style:family="paragraph" style:parent-style-name="Standard" style:list-style-name="L2">
      <style:text-properties officeooo:rsid="00dccbd5" officeooo:paragraph-rsid="00dccbd5"/>
    </style:style>
    <style:style style:name="P39" style:family="paragraph" style:parent-style-name="Standard" style:list-style-name="L2">
      <style:text-properties officeooo:rsid="00d07f2c" officeooo:paragraph-rsid="00d07f2c"/>
    </style:style>
    <style:style style:name="P40" style:family="paragraph" style:parent-style-name="Standard" style:list-style-name="L7">
      <style:text-properties officeooo:rsid="01279158" officeooo:paragraph-rsid="01279158"/>
    </style:style>
    <style:style style:name="P41" style:family="paragraph" style:parent-style-name="Standard" style:list-style-name="L2">
      <style:text-properties officeooo:rsid="01053643" officeooo:paragraph-rsid="01053643"/>
    </style:style>
    <style:style style:name="P42" style:family="paragraph" style:parent-style-name="Standard" style:list-style-name="L8">
      <style:text-properties officeooo:rsid="0110dcab" officeooo:paragraph-rsid="0110dcab"/>
    </style:style>
    <style:style style:name="P43" style:family="paragraph" style:parent-style-name="Standard" style:list-style-name="L4">
      <style:text-properties officeooo:rsid="01500473" officeooo:paragraph-rsid="01500473"/>
    </style:style>
    <style:style style:name="P44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rsid="013793b2" officeooo:paragraph-rsid="014f831e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9592b"/>
    </style:style>
    <style:style style:name="T17" style:family="text">
      <style:text-properties officeooo:rsid="01257549"/>
    </style:style>
    <style:style style:name="T18" style:family="text">
      <style:text-properties officeooo:rsid="01258356"/>
    </style:style>
    <style:style style:name="T19" style:family="text">
      <style:text-properties officeooo:rsid="0127388e"/>
    </style:style>
    <style:style style:name="T20" style:family="text">
      <style:text-properties officeooo:rsid="0133f013"/>
    </style:style>
    <style:style style:name="T21" style:family="text">
      <style:text-properties officeooo:rsid="013793b2"/>
    </style:style>
    <style:style style:name="T22" style:family="text">
      <style:text-properties officeooo:rsid="013a13ab"/>
    </style:style>
    <style:style style:name="T23" style:family="text">
      <style:text-properties officeooo:rsid="013bd5a0"/>
    </style:style>
    <style:style style:name="T24" style:family="text">
      <style:text-properties officeooo:rsid="013fb664"/>
    </style:style>
    <style:style style:name="T25" style:family="text">
      <style:text-properties officeooo:rsid="0142fda5"/>
    </style:style>
    <style:style style:name="T26" style:family="text">
      <style:text-properties officeooo:rsid="013bfd75"/>
    </style:style>
    <style:style style:name="T27" style:family="text">
      <style:text-properties officeooo:rsid="0151d8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19">v2.<text:span text:style-name="T27">4.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8"/>
      <text:p text:style-name="P18"><text:span text:style-name="T22">Fixes</text:span> (<text:span text:style-name="T25">6E 18 64 A3</text:span>):</text:p>
      <text:list xml:id="list1957187504" text:style-name="L1">
        <text:list-item>
          <text:p text:style-name="P28">Replace deprecated each() with <text:span text:style-name="T23">key()</text:span> in:<text:line-break/>project_select.php<text:line-break/><text:span text:style-name="T24">account_edit.php<text:line-break/>eventlog.php<text:line-break/>subtask_edit.php</text:span></text:p>
        </text:list-item>
      </text:list>
      <text:p text:style-name="P18"/>
      <text:p text:style-name="P17"><text:span text:style-name="T21">Create ‘label’ preference for ‘project’</text:span> (<text:span text:style-name="T27">B2 90 FE 20</text:span>):</text:p>
      <text:list xml:id="list191244126992525" text:continue-numbering="true" text:style-name="L1">
        <text:list-item>
          <text:p text:style-name="P44">Allow an organization to create a ‘label’ preference for ‘project’</text:p>
        </text:list-item>
        <text:list-item>
          <text:p text:style-name="P30">Re-order template preferences to group by table (10 per)</text:p>
        </text:list-item>
      </text:list>
      <text:p text:style-name="P18"/>
      <text:p text:style-name="P16"><text:span text:style-name="T13">Whas up</text:span> (<text:span text:style-name="T15">xx xx xx xx</text:span>):</text:p>
      <text:list xml:id="list191244297866915" text:continue-numbering="true" text:style-name="L1">
        <text:list-item>
          <text:p text:style-name="P31">Bring <text:span text:style-name="T13">it on</text:span></text:p>
        </text:list-item>
      </text:list>
      <text:p text:style-name="P22"/>
      <text:p text:style-name="P12"><text:span text:style-name="T7">Installation instructions</text:span><text:span text:style-name="T8">:</text:span></text:p>
      <text:list xml:id="list1721392648" text:style-name="L2">
        <text:list-item>
          <text:p text:style-name="P32">version.php</text:p>
        </text:list-item>
        <text:list-item>
          <text:p text:style-name="P33">offline/lib/</text:p>
        </text:list-item>
      </text:list>
      <text:list xml:id="list909079834" text:style-name="L3">
        <text:list-item>
          <text:list>
            <text:list-item>
              <text:p text:style-name="P34">project_select.php</text:p>
            </text:list-item>
          </text:list>
        </text:list-item>
      </text:list>
      <text:list xml:id="list191243464740329" text:continue-list="list1721392648" text:style-name="L2">
        <text:list-item>
          <text:p text:style-name="P35">offline/main/</text:p>
        </text:list-item>
      </text:list>
      <text:list xml:id="list3201016667" text:style-name="L4">
        <text:list-item>
          <text:list>
            <text:list-item>
              <text:p text:style-name="P36">account_edit.php</text:p>
            </text:list-item>
            <text:list-item>
              <text:p text:style-name="P43">assign_permits.php</text:p>
            </text:list-item>
            <text:list-item>
              <text:p text:style-name="P36">eventlog.php</text:p>
            </text:list-item>
            <text:list-item>
              <text:p text:style-name="P43">event_edit.php</text:p>
            </text:list-item>
            <text:list-item>
              <text:p text:style-name="P43">expenselog.php</text:p>
            </text:list-item>
            <text:list-item>
              <text:p text:style-name="P43">logs_put.php</text:p>
            </text:list-item>
            <text:list-item>
              <text:p text:style-name="P43">project_edit.php</text:p>
            </text:list-item>
            <text:list-item>
              <text:p text:style-name="P43">set_rates.php</text:p>
            </text:list-item>
            <text:list-item>
              <text:p text:style-name="P36">subtask_edit.php</text:p>
            </text:list-item>
            <text:list-item>
              <text:p text:style-name="P43">taskreport_put.php</text:p>
            </text:list-item>
            <text:list-item>
              <text:p text:style-name="P43">task_edit.php</text:p>
            </text:list-item>
            <text:list-item>
              <text:p text:style-name="P43">timelog.php</text:p>
            </text:list-item>
          </text:list>
        </text:list-item>
      </text:list>
      <text:list xml:id="list191243280965069" text:continue-list="list191243464740329" text:style-name="L2">
        <text:list-item>
          <text:p text:style-name="P35">scripts/</text:p>
        </text:list-item>
      </text:list>
      <text:list xml:id="list515979242" text:style-name="L5">
        <text:list-item>
          <text:list>
            <text:list-item>
              <text:p text:style-name="P37">NA</text:p>
            </text:list-item>
          </text:list>
        </text:list-item>
      </text:list>
      <text:list xml:id="list191243963405166" text:continue-list="list191243280965069" text:style-name="L2">
        <text:list-item>
          <text:p text:style-name="P39">DB</text:p>
        </text:list-item>
      </text:list>
      <text:list xml:id="list3746069168" text:style-name="L6">
        <text:list-item>
          <text:list>
            <text:list-item>
              <text:p text:style-name="P29">Insert into d10 the ‘label’ preference template for ‘a00’ </text:p>
            </text:list-item>
          </text:list>
        </text:list-item>
      </text:list>
      <text:list xml:id="list191244337001656" text:continue-list="list191243963405166" text:style-name="L2">
        <text:list-item>
          <text:p text:style-name="P38">Reports</text:p>
        </text:list-item>
      </text:list>
      <text:list xml:id="list1372350706" text:style-name="L7">
        <text:list-item>
          <text:list>
            <text:list-item>
              <text:p text:style-name="P40">N/A</text:p>
            </text:list-item>
          </text:list>
        </text:list-item>
      </text:list>
      <text:list xml:id="list191243192153096" text:continue-list="list191244337001656" text:style-name="L2">
        <text:list-item>
          <text:p text:style-name="P41">Other</text:p>
        </text:list-item>
      </text:list>
      <text:list xml:id="list3878199505" text:style-name="L8">
        <text:list-item>
          <text:list>
            <text:list-item>
              <text:p text:style-name="P42">N/A</text:p>
            </text:list-item>
          </text:list>
        </text:list-item>
      </text:list>
      <text:p text:style-name="P14"/>
      <text:p text:style-name="P11"><text:soft-page-break/></text:p>
      <text:p text:style-name="P4">Versioning How-to:</text:p>
      <text:p text:style-name="P9"/>
      <text:p text:style-name="P21">For each group of changes, git add &lt;module&gt; <text:span text:style-name="T17">then</text:span></text:p>
      <text:p text:style-name="P25">describe changes in docs/commitMsg then</text:p>
      <text:p text:style-name="P27">git commit -F docs/commitMsg (or -m &lt;message&gt;) then</text:p>
      <text:p text:style-name="P27">save the commit <text:span text:style-name="T18">SHA1 hash</text:span> in this doc</text:p>
      <text:p text:style-name="P15">Inspect with gitk, git log -<text:span text:style-name="T18">n &lt;how many to display&gt;</text:span>, git status</text:p>
      <text:p text:style-name="P20">Update <text:span text:style-name="T9">version # in this doc and</text:span> <text:span text:style-name="T10">version</text:span>.php:</text:p>
      <text:p text:style-name="P24">First level number is for a major architectural change;</text:p>
      <text:p text:style-name="P26">Second level indicates new functionality;</text:p>
      <text:p text:style-name="P26">Third level <text:span text:style-name="T16">will be just minor fixes.</text:span></text:p>
      <text:p text:style-name="P8">Commit this doc <text:span text:style-name="T19">(save it first) &amp; version.php (git commit -m vx.x.x)</text:span></text:p>
      <text:p text:style-name="P10">Save a copy <text:span text:style-name="T5">of this doc &amp; version.php</text:span> in each user library</text:p>
      <text:p text:style-name="P6">Tag with version id <text:span text:style-name="T6">(git tag -m “Version x.x.x” -a vx.x.x &lt;hash of this doc/version commit&gt;)</text:span></text:p>
      <text:p text:style-name="P13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 - that’s 2 dashes on ‘tag’)</text:span></text:p>
      <text:p text:style-name="P7">Checkout dev <text:span text:style-name="T12">(git checkout dev)</text:span></text:p>
      <text:p text:style-name="P13">(git stash pop)</text:p>
      <text:p text:style-name="P7">Start re-doing this doc</text:p>
      <text:p text:style-name="P23">Save versioned directori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3-01T19:12:42.484220458</dc:date>
    <meta:editing-duration>P5DT11H50M17S</meta:editing-duration>
    <meta:editing-cycles>250</meta:editing-cycles>
    <meta:generator>LibreOffice/6.1.4.2$Linux_X86_64 LibreOffice_project/10$Build-2</meta:generator>
    <meta:print-date>2017-08-31T14:33:30.997374882</meta:print-date>
    <meta:document-statistic meta:table-count="0" meta:image-count="0" meta:object-count="0" meta:page-count="2" meta:paragraph-count="57" meta:word-count="308" meta:character-count="1873" meta:non-whitespace-character-count="1647"/>
  </office:meta>
</office:document-meta>
</file>